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055cm" fo:margin-bottom="0.055cm" style:contextual-spacing="false"/>
      <style:text-properties fo:color="#000000"/>
    </style:style>
    <style:style style:name="P2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4" style:family="paragraph" style:parent-style-name="Text_20_body">
      <style:paragraph-properties fo:margin-left="0.265cm" fo:margin-right="0.265cm" fo:margin-top="0.055cm" fo:margin-bottom="0.055cm" style:contextual-spacing="false" style:line-height-at-least="0.582cm" fo:widows="1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style:font-name="georgia" fo:font-size="11.25pt" fo:letter-spacing="normal" fo:font-style="normal" fo:font-weight="normal"/>
    </style:style>
    <style:style style:name="P6" style:family="paragraph" style:parent-style-name="Text_20_body">
      <style:paragraph-properties fo:margin-left="0.265cm" fo:margin-right="0.265cm" fo:margin-top="0.055cm" fo:margin-bottom="0.055cm" style:contextual-spacing="false" style:line-height-at-least="0.582cm" fo:widows="1" fo:text-indent="0cm" style:auto-text-indent="false"/>
      <style:text-properties fo:font-variant="normal" fo:text-transform="none" fo:color="#000000" style:font-name="georgia" fo:font-size="11.25pt" fo:letter-spacing="normal" fo:font-style="normal" fo:font-weight="normal"/>
    </style:style>
    <style:style style:name="P7" style:family="paragraph" style:parent-style-name="Heading_20_1">
      <style:paragraph-properties fo:text-align="center" style:justify-single-word="false"/>
      <style:text-properties style:text-underline-style="non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color="#808080" style:font-name="verdana" fo:font-size="10.5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fo:font-variant="normal" fo:text-transform="none" fo:color="#808080" fo:letter-spacing="normal" style:text-underline-style="solid" style:text-underline-width="auto" style:text-underline-color="font-color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font-name="verdana" fo:font-size="10.5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letter-spacing="normal" style:text-underline-style="solid" style:text-underline-width="auto" style:text-underline-color="font-color" style:font-name-asian="verdana" style:font-size-asian="10.5pt" style:font-style-asian="normal" style:font-weight-asian="bold"/>
    </style:style>
    <style:style style:name="T7" style:family="text">
      <style:text-properties fo:font-variant="normal" fo:text-transform="none" fo:color="#000000" style:font-name="verdana" fo:font-size="10.5pt" fo:letter-spacing="normal" fo:font-style="normal" style:text-underline-style="solid" style:text-underline-width="auto" style:text-underline-color="font-color" fo:font-weight="bold"/>
    </style:style>
    <style:style style:name="T8" style:family="text">
      <style:text-properties fo:font-variant="normal" fo:text-transform="none" fo:color="#000000" style:font-name="verdana" fo:font-size="10.5pt" fo:letter-spacing="normal" fo:font-style="normal" fo:font-weight="bold"/>
    </style:style>
    <style:style style:name="T9" style:family="text">
      <style:text-properties fo:font-variant="normal" fo:text-transform="none" fo:color="#000000" fo:letter-spacing="normal" style:text-underline-style="solid" style:text-underline-width="auto" style:text-underline-color="font-color" style:font-name-asian="verdana" style:font-size-asian="10.5pt" style:font-style-asian="normal" style:font-weight-asian="bold"/>
    </style:style>
    <style:style style:name="T10" style:family="text">
      <style:text-properties fo:font-variant="normal" fo:text-transform="none" fo:color="#000000" fo:letter-spacing="normal" style:font-name-asian="verdana" style:font-size-asian="10.5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ava</text:span><text:span text:style-name="T2">大数还是很好用的！</text:span></text:p>
      <text:p text:style-name="P3">基本加入：</text:p>
      <text:p text:style-name="P5">import java.math.BigInteger;</text:p>
      <text:p text:style-name="P5">import jave.math.BigDecimal;</text:p>
      <text:p text:style-name="P3">分别是大数和大浮点数。</text:p>
      <text:p text:style-name="P3">首先读入可以用：</text:p>
      <text:p text:style-name="P5">Scanner input = new Scanner(System.in);</text:p>
      <text:p text:style-name="P5">BigInteger a = new input.nextBigInteger();</text:p>
      <text:p text:style-name="P3">这样读还是很方便的</text:p>
      <text:p text:style-name="P3">当然还有自己创建：</text:p>
      <text:p text:style-name="P5">BigInteger a = new BigInteger("1");</text:p>
      <text:p text:style-name="P5">int b=1;</text:p>
      <text:p text:style-name="P5">BigInteger c = BigInteger.ValueOf(b);</text:p>
      <text:p text:style-name="P5">BigInteger d = BigInteger.ONE;</text:p>
      <text:p text:style-name="P5">BigInteger e = c.add(a);</text:p>
      <text:p text:style-name="P2"><text:span text:style-name="T2">这类的定义方式，主要就是用字符串可以定义，然后可以用</text:span><text:span text:style-name="T1">ValueOf</text:span><text:span text:style-name="T2">（值）这个函数，当然括号内需要一个</text:span><text:span text:style-name="T1">long</text:span><text:span text:style-name="T2">型或者可直接转换成</text:span><text:span text:style-name="T1">long</text:span><text:span text:style-name="T2">的值，可以用大数常数定义，可以用其他大数或者其他大数返回值为大数的函数赋值。</text:span></text:p>
      <text:p text:style-name="P4"><text:span text:style-name="T1">java</text:span><text:span text:style-name="T2">大数也有这类常数：</text:span></text:p>
      <text:p text:style-name="P6">BigInteger.ONE;</text:p>
      <text:p text:style-name="P6">BigInteger.TEN;</text:p>
      <text:p text:style-name="P6">BigInteger.ZERO;</text:p>
      <text:p text:style-name="P4"><text:span text:style-name="T2">然后是重要的</text:span><text:span text:style-name="T1">java</text:span><text:span text:style-name="T2">大数的运算，基本的运算都比较简单：</text:span></text:p>
      <text:p text:style-name="P4"><text:span text:style-name="T1">a.add(b);</text:span><text:span text:style-name="T2">　　　　</text:span><text:span text:style-name="T1">// +</text:span></text:p>
      <text:p text:style-name="P4"><text:span text:style-name="T1">a.subtract(b);</text:span><text:span text:style-name="T2">　　</text:span><text:span text:style-name="T1">// -</text:span></text:p>
      <text:p text:style-name="P4"><text:span text:style-name="T1">a.multiply(b);</text:span><text:span text:style-name="T2">　　</text:span><text:span text:style-name="T1">// *</text:span></text:p>
      <text:p text:style-name="P4"><text:span text:style-name="T1">a.divide(b);</text:span><text:span text:style-name="T2">　　　</text:span><text:span text:style-name="T1">// /</text:span></text:p>
      <text:p text:style-name="P4"><text:span text:style-name="T1">a.remainder(b); </text:span><text:span text:style-name="T2">或 </text:span><text:span text:style-name="T1">a.mod(b);</text:span><text:span text:style-name="T2">　　</text:span><text:span text:style-name="T1">// %</text:span></text:p>
      <text:p text:style-name="P4"><text:span text:style-name="T1">a.pow(b);</text:span><text:span text:style-name="T2">　　</text:span><text:span text:style-name="T1">// a</text:span><text:span text:style-name="T2">的</text:span><text:span text:style-name="T1">b</text:span><text:span text:style-name="T2">次幂</text:span></text:p>
      <text:p text:style-name="P4"><text:span text:style-name="T1">a.abs();</text:span><text:span text:style-name="T2">　　　　</text:span><text:span text:style-name="T1">// abs</text:span></text:p>
      <text:p text:style-name="P4"><text:span text:style-name="T1">a.negate(); </text:span><text:span text:style-name="T2">　　</text:span><text:span text:style-name="T1">// *(-1)</text:span></text:p>
      <text:p text:style-name="P4"><text:span text:style-name="T1">a.gcd(b);</text:span><text:span text:style-name="T2">　　</text:span><text:span text:style-name="T1">// gcd</text:span></text:p>
      <text:p text:style-name="P4"><text:span text:style-name="T1">a.max(b);</text:span><text:span text:style-name="T2">　　</text:span><text:span text:style-name="T1">a.min(b);</text:span><text:span text:style-name="T2">　　</text:span><text:span text:style-name="T1">//max;min;</text:span></text:p>
      <text:p text:style-name="P4"><text:span text:style-name="T1">a.compareTo(b);</text:span><text:span text:style-name="T2">　　</text:span><text:span text:style-name="T1">//a&gt;b return 1;  a&lt;b return -1;  a==b return 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style:text-underline-style="none"/>
    </style:style>
    <style:style style:name="MT1" style:family="text">
      <style:text-properties fo:font-variant="normal" fo:text-transform="none" fo:color="#000000" style:font-name="verdana" fo:font-size="10.5pt" fo:letter-spacing="normal" fo:font-style="normal" fo:font-weight="bold"/>
    </style:style>
    <style:style style:name="MT2" style:family="text">
      <style:text-properties fo:font-variant="normal" fo:text-transform="none" fo:color="#000000" fo:letter-spacing="normal" style:font-name-asian="verdana" style:font-size-asian="10.5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java</text:span><text:span text:style-name="MT2">大数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15:58.828573325</meta:creation-date>
    <dc:date>2015-10-12T23:16:51.516395945</dc:date>
    <meta:editing-duration>P0D</meta:editing-duration>
    <meta:editing-cycles>1</meta:editing-cycles>
    <meta:document-statistic meta:table-count="0" meta:image-count="0" meta:object-count="0" meta:page-count="1" meta:paragraph-count="33" meta:word-count="264" meta:character-count="804" meta:non-whitespace-character-count="729"/>
    <meta:generator>LibreOffice/4.2.8.2$Linux_X86_64 LibreOffice_project/420m0$Build-2</meta:generator>
  </office:meta>
</office:document-meta>
</file>